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  <style:style style:family="table-column" style:name="a75901a">
      <style:table-column-properties style:column-width="5.1cm"/>
      <style:paragraph-properties fo:text-align="center"/>
    </style:style>
    <style:style style:family="table-row" style:name="a2a3210">
      <style:table-row-properties style:row-height="0.5cm"/>
      <style:paragraph-properties fo:text-align="center"/>
    </style:style>
    <style:style style:family="table-cell" style:name="a5646d0">
      <style:paragraph-properties fo:text-align="center"/>
      <style:text-properties fo:font-weight="bold" style:font-weight-asian="bold" style:font-weight-complex="bold"/>
    </style:style>
    <style:style style:family="table-cell" style:name="aa305b4">
      <style:paragraph-properties fo:text-align="center"/>
    </style:style>
    <style:style style:data-style-name="stringStyleCell" style:family="table-cell" style:name="aacb6c4">
      <style:paragraph-properties fo:text-align="center"/>
    </style:style>
  </office:automatic-styles>
  <office:body>
    <office:spreadsheet>
      <table:table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row table:style-name="a2a3210">
          <table:table-cell office:string-value="Pair Id" office:value-type="string" table:style-name="a5646d0">
            <text:p>Pair Id</text:p>
          </table:table-cell>
          <table:table-cell office:string-value="IC&lt;randoop&gt;" office:value-type="string" table:style-name="a5646d0">
            <text:p>IC&lt;randoop&gt;</text:p>
          </table:table-cell>
          <table:table-cell office:string-value="EIC&lt;randoop&gt;" office:value-type="string" table:style-name="a5646d0">
            <text:p>EIC&lt;randoop&gt;</text:p>
          </table:table-cell>
          <table:table-cell office:string-value="IC&lt;evosuite&gt;" office:value-type="string" table:style-name="a5646d0">
            <text:p>IC&lt;evosuite&gt;</text:p>
          </table:table-cell>
          <table:table-cell office:string-value="EIC&lt;evosuite&gt;" office:value-type="string" table:style-name="a5646d0">
            <text:p>EIC&lt;evosuite&gt;</text:p>
          </table:table-cell>
          <table:table-cell office:string-value="Expected ?" office:value-type="string" table:style-name="a5646d0">
            <text:p>Expected ?</text:p>
          </table:table-cell>
        </table:table-row>
        <table:table-row table:style-name="a2a3210">
          <table:table-cell office:string-value="branch1.0" office:value-type="string" table:style-name="aa305b4">
            <text:p>branch1.0</text:p>
          </table:table-cell>
          <table:table-cell office:string-value="Non-Refinement" office:value-type="string" table:style-name="aa305b4">
            <text:p>Non-Refinement</text:p>
          </table:table-cell>
          <table:table-cell office:string-value="Non-Refinement" office:value-type="string" table:style-name="aa305b4">
            <text:p>Non-Refinement</text:p>
          </table:table-cell>
          <table:table-cell office:string-value="Refinement" office:value-type="string" table:style-name="aa305b4">
            <text:p>Refinement</text:p>
          </table:table-cell>
          <table:table-cell office:string-value="Refinement" office:value-type="string" table:style-name="aa305b4">
            <text:p>Refinement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Refinement" office:value-type="string" table:style-name="">
            <text:p>Refinement</text:p>
          </table:table-cell>
          <table:table-cell office:string-value="Refinement" office:value-type="string" table:style-name="">
            <text:p>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Refinement" office:value-type="string" table:style-name="">
            <text:p>Refinement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  <table:table-cell office:string-value="Non-Refinement" office:value-type="string" table:style-name="">
            <text:p>Non-Refinement</text:p>
          </table:table-cell>
        </table:table-row>
      </table:table>
      <table:table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row table:style-name="a2a3210">
          <table:table-cell office:string-value="Pair Id" office:value-type="string" table:style-name="a5646d0">
            <text:p>Pair Id</text:p>
          </table:table-cell>
          <table:table-cell office:string-value="IC&lt;randoop&gt;" office:value-type="string" table:style-name="a5646d0">
            <text:p>IC&lt;randoop&gt;</text:p>
          </table:table-cell>
          <table:table-cell office:string-value="EIC&lt;randoop&gt;" office:value-type="string" table:style-name="a5646d0">
            <text:p>EIC&lt;randoop&gt;</text:p>
          </table:table-cell>
          <table:table-cell office:string-value="IC&lt;evosuite&gt;" office:value-type="string" table:style-name="a5646d0">
            <text:p>IC&lt;evosuite&gt;</text:p>
          </table:table-cell>
          <table:table-cell office:string-value="EIC&lt;evosuite&gt;" office:value-type="string" table:style-name="a5646d0">
            <text:p>EIC&lt;evosuite&gt;</text:p>
          </table:table-cell>
        </table:table-row>
        <table:table-row table:style-name="a2a3210">
          <table:table-cell office:string-value="branch1.0" office:value-type="string" table:style-name="aa305b4">
            <text:p>branch1.0</text:p>
          </table:table-cell>
          <table:table-cell office:string-value="1791" office:value-type="string" table:style-name="aa305b4">
            <text:p>1791</text:p>
          </table:table-cell>
          <table:table-cell office:string-value="1879" office:value-type="string" table:style-name="aa305b4">
            <text:p>1879</text:p>
          </table:table-cell>
          <table:table-cell office:string-value="170" office:value-type="string" table:style-name="aa305b4">
            <text:p>170</text:p>
          </table:table-cell>
          <table:table-cell office:string-value="323" office:value-type="string" table:style-name="aa305b4">
            <text:p>323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674" office:value-type="string" table:style-name="">
            <text:p>674</text:p>
          </table:table-cell>
          <table:table-cell office:string-value="1129" office:value-type="string" table:style-name="">
            <text:p>1129</text:p>
          </table:table-cell>
          <table:table-cell office:string-value="444" office:value-type="string" table:style-name="">
            <text:p>444</text:p>
          </table:table-cell>
          <table:table-cell office:string-value="477" office:value-type="string" table:style-name="">
            <text:p>477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650" office:value-type="string" table:style-name="">
            <text:p>650</text:p>
          </table:table-cell>
          <table:table-cell office:string-value="706" office:value-type="string" table:style-name="">
            <text:p>706</text:p>
          </table:table-cell>
          <table:table-cell office:string-value="472" office:value-type="string" table:style-name="">
            <text:p>472</text:p>
          </table:table-cell>
          <table:table-cell office:string-value="500" office:value-type="string" table:style-name="">
            <text:p>500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773" office:value-type="string" table:style-name="">
            <text:p>773</text:p>
          </table:table-cell>
          <table:table-cell office:string-value="822" office:value-type="string" table:style-name="">
            <text:p>822</text:p>
          </table:table-cell>
          <table:table-cell office:string-value="523" office:value-type="string" table:style-name="">
            <text:p>523</text:p>
          </table:table-cell>
          <table:table-cell office:string-value="533" office:value-type="string" table:style-name="">
            <text:p>533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731" office:value-type="string" table:style-name="">
            <text:p>731</text:p>
          </table:table-cell>
          <table:table-cell office:string-value="787" office:value-type="string" table:style-name="">
            <text:p>787</text:p>
          </table:table-cell>
          <table:table-cell office:string-value="991" office:value-type="string" table:style-name="">
            <text:p>991</text:p>
          </table:table-cell>
          <table:table-cell office:string-value="1222" office:value-type="string" table:style-name="">
            <text:p>1222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709" office:value-type="string" table:style-name="">
            <text:p>709</text:p>
          </table:table-cell>
          <table:table-cell office:string-value="903" office:value-type="string" table:style-name="">
            <text:p>903</text:p>
          </table:table-cell>
          <table:table-cell office:string-value="554" office:value-type="string" table:style-name="">
            <text:p>554</text:p>
          </table:table-cell>
          <table:table-cell office:string-value="670" office:value-type="string" table:style-name="">
            <text:p>670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653" office:value-type="string" table:style-name="">
            <text:p>653</text:p>
          </table:table-cell>
          <table:table-cell office:string-value="1201" office:value-type="string" table:style-name="">
            <text:p>1201</text:p>
          </table:table-cell>
          <table:table-cell office:string-value="489" office:value-type="string" table:style-name="">
            <text:p>489</text:p>
          </table:table-cell>
          <table:table-cell office:string-value="515" office:value-type="string" table:style-name="">
            <text:p>515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138" office:value-type="string" table:style-name="">
            <text:p>138</text:p>
          </table:table-cell>
          <table:table-cell office:string-value="192" office:value-type="string" table:style-name="">
            <text:p>192</text:p>
          </table:table-cell>
          <table:table-cell office:string-value="168" office:value-type="string" table:style-name="">
            <text:p>168</text:p>
          </table:table-cell>
          <table:table-cell office:string-value="185" office:value-type="string" table:style-name="">
            <text:p>185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577" office:value-type="string" table:style-name="">
            <text:p>577</text:p>
          </table:table-cell>
          <table:table-cell office:string-value="610" office:value-type="string" table:style-name="">
            <text:p>610</text:p>
          </table:table-cell>
          <table:table-cell office:string-value="172" office:value-type="string" table:style-name="">
            <text:p>172</text:p>
          </table:table-cell>
          <table:table-cell office:string-value="211" office:value-type="string" table:style-name="">
            <text:p>211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76" office:value-type="string" table:style-name="">
            <text:p>76</text:p>
          </table:table-cell>
          <table:table-cell office:string-value="128" office:value-type="string" table:style-name="">
            <text:p>128</text:p>
          </table:table-cell>
          <table:table-cell office:string-value="104" office:value-type="string" table:style-name="">
            <text:p>104</text:p>
          </table:table-cell>
          <table:table-cell office:string-value="122" office:value-type="string" table:style-name="">
            <text:p>122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40" office:value-type="string" table:style-name="">
            <text:p>40</text:p>
          </table:table-cell>
          <table:table-cell office:string-value="83" office:value-type="string" table:style-name="">
            <text:p>83</text:p>
          </table:table-cell>
          <table:table-cell office:string-value="52" office:value-type="string" table:style-name="">
            <text:p>52</text:p>
          </table:table-cell>
          <table:table-cell office:string-value="79" office:value-type="string" table:style-name="">
            <text:p>79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439" office:value-type="string" table:style-name="">
            <text:p>439</text:p>
          </table:table-cell>
          <table:table-cell office:string-value="482" office:value-type="string" table:style-name="">
            <text:p>482</text:p>
          </table:table-cell>
          <table:table-cell office:string-value="323" office:value-type="string" table:style-name="">
            <text:p>323</text:p>
          </table:table-cell>
          <table:table-cell office:string-value="345" office:value-type="string" table:style-name="">
            <text:p>345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1306" office:value-type="string" table:style-name="">
            <text:p>1306</text:p>
          </table:table-cell>
          <table:table-cell office:string-value="1242" office:value-type="string" table:style-name="">
            <text:p>1242</text:p>
          </table:table-cell>
          <table:table-cell office:string-value="498" office:value-type="string" table:style-name="">
            <text:p>498</text:p>
          </table:table-cell>
          <table:table-cell office:string-value="691" office:value-type="string" table:style-name="">
            <text:p>691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1382" office:value-type="string" table:style-name="">
            <text:p>1382</text:p>
          </table:table-cell>
          <table:table-cell office:string-value="1192" office:value-type="string" table:style-name="">
            <text:p>1192</text:p>
          </table:table-cell>
          <table:table-cell office:string-value="428" office:value-type="string" table:style-name="">
            <text:p>428</text:p>
          </table:table-cell>
          <table:table-cell office:string-value="255" office:value-type="string" table:style-name="">
            <text:p>255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961" office:value-type="string" table:style-name="">
            <text:p>961</text:p>
          </table:table-cell>
          <table:table-cell office:string-value="716" office:value-type="string" table:style-name="">
            <text:p>716</text:p>
          </table:table-cell>
          <table:table-cell office:string-value="669" office:value-type="string" table:style-name="">
            <text:p>669</text:p>
          </table:table-cell>
          <table:table-cell office:string-value="875" office:value-type="string" table:style-name="">
            <text:p>875</text:p>
          </table:table-cell>
        </table:table-row>
      </table:table>
      <table:table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column table:default-cell-style-name="aacb6c4" table:style-name="a75901a"/>
        <table:table-row table:style-name="a2a3210">
          <table:table-cell office:string-value="Pair Id" office:value-type="string" table:style-name="a5646d0">
            <text:p>Pair Id</text:p>
          </table:table-cell>
          <table:table-cell office:string-value="IC&lt;randoop&gt;" office:value-type="string" table:style-name="a5646d0">
            <text:p>IC&lt;randoop&gt;</text:p>
          </table:table-cell>
          <table:table-cell office:string-value="EIC&lt;randoop&gt;" office:value-type="string" table:style-name="a5646d0">
            <text:p>EIC&lt;randoop&gt;</text:p>
          </table:table-cell>
          <table:table-cell office:string-value="IC&lt;evosuite&gt;" office:value-type="string" table:style-name="a5646d0">
            <text:p>IC&lt;evosuite&gt;</text:p>
          </table:table-cell>
          <table:table-cell office:string-value="EIC&lt;evosuite&gt;" office:value-type="string" table:style-name="a5646d0">
            <text:p>EIC&lt;evosuite&gt;</text:p>
          </table:table-cell>
        </table:table-row>
        <table:table-row table:style-name="a2a3210">
          <table:table-cell office:string-value="branch1.0" office:value-type="string" table:style-name="aa305b4">
            <text:p>branch1.0</text:p>
          </table:table-cell>
          <table:table-cell office:string-value="-" office:value-type="string" table:style-name="aa305b4">
            <text:p>-</text:p>
          </table:table-cell>
          <table:table-cell office:string-value="-" office:value-type="string" table:style-name="aa305b4">
            <text:p>-</text:p>
          </table:table-cell>
          <table:table-cell office:string-value="100.0" office:value-type="string" table:style-name="aa305b4">
            <text:p>100.0</text:p>
          </table:table-cell>
          <table:table-cell office:string-value="100.0" office:value-type="string" table:style-name="aa305b4">
            <text:p>100.0</text:p>
          </table:table-cell>
        </table:table-row>
        <table:table-row table:style-name="">
          <table:table-cell office:string-value="branch2.0" office:value-type="string" table:style-name="">
            <text:p>branch2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3.03" office:value-type="string" table:style-name="">
            <text:p>3.03</text:p>
          </table:table-cell>
        </table:table-row>
        <table:table-row table:style-name="">
          <table:table-cell office:string-value="branch3.0" office:value-type="string" table:style-name="">
            <text:p>branch3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8.57" office:value-type="string" table:style-name="">
            <text:p>28.57</text:p>
          </table:table-cell>
          <table:table-cell office:string-value="28.57" office:value-type="string" table:style-name="">
            <text:p>28.57</text:p>
          </table:table-cell>
        </table:table-row>
        <table:table-row table:style-name="">
          <table:table-cell office:string-value="branch4.0" office:value-type="string" table:style-name="">
            <text:p>branch4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1.67" office:value-type="string" table:style-name="">
            <text:p>1.67</text:p>
          </table:table-cell>
          <table:table-cell office:string-value="1.67" office:value-type="string" table:style-name="">
            <text:p>1.67</text:p>
          </table:table-cell>
        </table:table-row>
        <table:table-row table:style-name="">
          <table:table-cell office:string-value="branch5.0" office:value-type="string" table:style-name="">
            <text:p>branch5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2.94" office:value-type="string" table:style-name="">
            <text:p>2.94</text:p>
          </table:table-cell>
          <table:table-cell office:string-value="3.2600000000000002" office:value-type="string" table:style-name="">
            <text:p>3.2600000000000002</text:p>
          </table:table-cell>
        </table:table-row>
        <table:table-row table:style-name="">
          <table:table-cell office:string-value="branch6.0" office:value-type="string" table:style-name="">
            <text:p>branch6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7.0" office:value-type="string" table:style-name="">
            <text:p>branch7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4.58" office:value-type="string" table:style-name="">
            <text:p>4.58</text:p>
          </table:table-cell>
          <table:table-cell office:string-value="12.0" office:value-type="string" table:style-name="">
            <text:p>12.0</text:p>
          </table:table-cell>
        </table:table-row>
        <table:table-row table:style-name="">
          <table:table-cell office:string-value="branch8.0" office:value-type="string" table:style-name="">
            <text:p>branch8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9.0" office:value-type="string" table:style-name="">
            <text:p>branch9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100.0" office:value-type="string" table:style-name="">
            <text:p>100.0</text:p>
          </table:table-cell>
          <table:table-cell office:string-value="100.0" office:value-type="string" table:style-name="">
            <text:p>100.0</text:p>
          </table:table-cell>
        </table:table-row>
        <table:table-row table:style-name="">
          <table:table-cell office:string-value="branch10.0" office:value-type="string" table:style-name="">
            <text:p>branch10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11.0" office:value-type="string" table:style-name="">
            <text:p>branch11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0.0" office:value-type="string" table:style-name="">
            <text:p>0.0</text:p>
          </table:table-cell>
          <table:table-cell office:string-value="0.0" office:value-type="string" table:style-name="">
            <text:p>0.0</text:p>
          </table:table-cell>
        </table:table-row>
        <table:table-row table:style-name="">
          <table:table-cell office:string-value="branch12.0" office:value-type="string" table:style-name="">
            <text:p>branch12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62.5" office:value-type="string" table:style-name="">
            <text:p>62.5</text:p>
          </table:table-cell>
          <table:table-cell office:string-value="40.0" office:value-type="string" table:style-name="">
            <text:p>40.0</text:p>
          </table:table-cell>
        </table:table-row>
        <table:table-row table:style-name="">
          <table:table-cell office:string-value="branch13.0" office:value-type="string" table:style-name="">
            <text:p>branch13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44.44" office:value-type="string" table:style-name="">
            <text:p>44.44</text:p>
          </table:table-cell>
          <table:table-cell office:string-value="52.0" office:value-type="string" table:style-name="">
            <text:p>52.0</text:p>
          </table:table-cell>
        </table:table-row>
        <table:table-row table:style-name="">
          <table:table-cell office:string-value="branch14.0" office:value-type="string" table:style-name="">
            <text:p>branch14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77.78" office:value-type="string" table:style-name="">
            <text:p>77.78</text:p>
          </table:table-cell>
          <table:table-cell office:string-value="100.0" office:value-type="string" table:style-name="">
            <text:p>100.0</text:p>
          </table:table-cell>
        </table:table-row>
        <table:table-row table:style-name="">
          <table:table-cell office:string-value="branch15.0" office:value-type="string" table:style-name="">
            <text:p>branch15.0</text:p>
          </table:table-cell>
          <table:table-cell office:string-value="-" office:value-type="string" table:style-name="">
            <text:p>-</text:p>
          </table:table-cell>
          <table:table-cell office:string-value="-" office:value-type="string" table:style-name="">
            <text:p>-</text:p>
          </table:table-cell>
          <table:table-cell office:string-value="87.99333333333334" office:value-type="string" table:style-name="">
            <text:p>87.99333333333334</text:p>
          </table:table-cell>
          <table:table-cell office:string-value="87.99333333333334" office:value-type="string" table:style-name="">
            <text:p>87.99333333333334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fo:country="DE" fo:language="de" style:country-asian="none" style:country-complex="none" style:font-name="Arial" style:font-name-asian="Lucida Sans Unicode" style:font-name-complex="Tahoma" style:language-asian="zxx" style:language-complex="zxx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DFDOM/0.6.1$Build-1</meta:generator>
    <meta:user-defined meta:name="Info 1"/>
    <meta:user-defined meta:name="Info 2"/>
    <meta:user-defined meta:name="Info 3"/>
    <meta:user-defined meta:name="Info 4"/>
  </office:meta>
</office:document-meta>
</file>